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sans-serif" svg:font-family="sans-serif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2771in" fo:margin-left="-0.509in" table:align="left" style:writing-mode="lr-tb"/>
    </style:style>
    <style:style style:name="Table1.A" style:family="table-column">
      <style:table-column-properties style:column-width="0.4757in"/>
    </style:style>
    <style:style style:name="Table1.B" style:family="table-column">
      <style:table-column-properties style:column-width="2.3188in"/>
    </style:style>
    <style:style style:name="Table1.C" style:family="table-column">
      <style:table-column-properties style:column-width="2.0521in"/>
    </style:style>
    <style:style style:name="Table1.D" style:family="table-column">
      <style:table-column-properties style:column-width="2.430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4111in" style:rel-column-width="14234*"/>
    </style:style>
    <style:style style:name="Table2.B" style:family="table-column">
      <style:table-column-properties style:column-width="2.3104in" style:rel-column-width="23306*"/>
    </style:style>
    <style:style style:name="Table2.C" style:family="table-column">
      <style:table-column-properties style:column-width="1.4396in" style:rel-column-width="14522*"/>
    </style:style>
    <style:style style:name="Table2.D" style:family="table-column">
      <style:table-column-properties style:column-width="1.3354in" style:rel-column-width="13473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style:vertical-align="middle" fo:padding="0.0382in" fo:border="0.5pt solid #000000" style:writing-mode="page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6" style:family="table-row">
      <style:table-row-properties style:min-row-height="0.0424in"/>
    </style:style>
    <style:style style:name="Table2.D6" style:family="table-cell" style:data-style-name="N0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7" style:family="table-row">
      <style:table-row-properties style:min-row-height="0.3292in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118f7da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fo:font-style="italic" officeooo:paragraph-rsid="0019e290" style:font-name-asian="Times New Roman1" style:font-style-asian="italic" style:font-name-complex="Times New Roman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7356b7" style:font-name-asian="Times New Roman1" style:font-size-asian="18pt" style:font-weight-asian="bold" style:font-name-complex="Times New Roman1" style:font-size-complex="14pt" style:font-weight-complex="bold"/>
    </style:style>
    <style:style style:name="P21" style:family="paragraph" style:parent-style-name="List_20_Paragraph">
      <style:paragraph-properties fo:margin-left="0.25in" fo:margin-right="0in" fo:margin-top="0.1665in" fo:margin-bottom="0in" style:contextual-spacing="true" fo:text-indent="0in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2" style:family="paragraph" style:parent-style-name="St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color="#000000" loext:opacity="100%" fo:language="ru" fo:country="RU" fo:font-weight="normal" officeooo:rsid="0118f7da" officeooo:paragraph-rsid="0118f7da" style:font-name-asian="Times New Roman1" style:language-asian="ru" style:country-asian="RU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color="#000000" loext:opacity="100%" fo:language="ru" fo:country="RU" fo:font-style="normal" officeooo:rsid="0130a42a" officeooo:paragraph-rsid="0130a42a" style:font-name-asian="Times New Roman1" style:language-asian="ru" style:country-asian="RU" style:font-style-asian="normal" style:font-name-complex="Times New Roman1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5in" style:auto-text-indent="false" fo:background-color="transparent" style:vertical-align="baseline" style:writing-mode="lr-tb"/>
      <style:text-properties fo:color="#000000" loext:opacity="100%" fo:language="ru" fo:country="RU" fo:font-style="normal" fo:font-weight="bold" officeooo:rsid="0130a42a" officeooo:paragraph-rsid="0130a42a" style:font-name-asian="Times New Roman1" style:language-asian="ru" style:country-asian="RU" style:font-style-asian="normal" style:font-weight-asian="bold" style:font-name-complex="Times New Roman1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d">
      <style:paragraph-properties fo:margin-left="0in" fo:margin-right="0in" fo:text-indent="0in" style:auto-text-indent="false"/>
    </style:style>
    <style:style style:name="P26" style:family="paragraph" style:parent-style-name="St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5in" style:auto-text-indent="false" fo:background-color="transparent" style:vertical-align="baseline" style:writing-mode="lr-tb">
        <style:tab-stops/>
      </style:paragraph-properties>
      <style:text-properties officeooo:paragraph-rsid="0118f7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118f7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11a4d6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5in" style:auto-text-indent="false" style:page-number="auto" fo:background-color="transparent" style:vertical-align="baseline" style:writing-mode="lr-tb">
        <style:tab-stops/>
      </style:paragraph-properties>
      <style:text-properties fo:font-weight="bold" officeooo:paragraph-rsid="0118f7d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5in" style:auto-text-indent="false" fo:background-color="transparent" style:vertical-align="baseline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d">
      <style:text-properties officeooo:paragraph-rsid="0118f7da"/>
    </style:style>
    <style:style style:name="P34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Liberation Serif" fo:font-size="14pt" style:font-size-asian="14pt" style:font-size-complex="14pt"/>
    </style:style>
    <style:style style:name="P35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Liberation Serif" fo:font-size="14pt" officeooo:paragraph-rsid="01212d4d" style:font-size-asian="14pt" style:font-size-complex="14pt"/>
    </style:style>
    <style:style style:name="P36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Liberation Serif" fo:font-size="14pt" style:font-size-asian="14pt" style:font-size-complex="14pt"/>
    </style:style>
    <style:style style:name="P37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Liberation Serif" fo:font-size="14pt" officeooo:paragraph-rsid="011a4d6d" style:font-size-asian="14pt" style:font-size-complex="14pt"/>
    </style:style>
    <style:style style:name="P38" style:family="paragraph" style:parent-style-name="Text_20_body">
      <style:paragraph-properties fo:margin-top="0in" fo:margin-bottom="0in" style:contextual-spacing="false" fo:line-height="150%" fo:text-align="end" style:justify-single-word="false"/>
      <style:text-properties style:font-name="Liberation Serif" fo:font-size="14pt" style:font-size-asian="14pt" style:font-size-complex="14pt"/>
    </style:style>
    <style:style style:name="P39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Liberation Serif" fo:font-size="14pt" style:font-size-asian="14pt" style:font-size-complex="14pt"/>
    </style:style>
    <style:style style:name="P40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Liberation Serif" fo:font-size="14pt" officeooo:rsid="011a4d6d" officeooo:paragraph-rsid="011a4d6d" style:font-size-asian="14pt" style:font-size-complex="14pt"/>
    </style:style>
    <style:style style:name="P41" style:family="paragraph" style:parent-style-name="Text_20_body">
      <style:paragraph-properties fo:margin-top="0in" fo:margin-bottom="0in" style:contextual-spacing="false" fo:line-height="150%" fo:text-align="end" style:justify-single-word="false"/>
      <style:text-properties style:font-name="Liberation Serif" fo:font-size="14pt" officeooo:rsid="01212d4d" officeooo:paragraph-rsid="01212d4d" style:font-size-asian="14pt" style:font-size-complex="14pt"/>
    </style:style>
    <style:style style:name="P42" style:family="paragraph" style:parent-style-name="Text_20_body">
      <style:paragraph-properties fo:margin-top="0in" fo:margin-bottom="0in" style:contextual-spacing="false" fo:line-height="150%" fo:text-align="end" style:justify-single-word="false"/>
      <style:text-properties style:font-name="Liberation Serif" fo:font-size="14pt" officeooo:rsid="01236a36" officeooo:paragraph-rsid="01236a36" style:font-size-asian="14pt" style:font-size-complex="14pt"/>
    </style:style>
    <style:style style:name="P43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Liberation Serif" fo:font-size="14pt" style:font-size-asian="12.25pt" style:font-size-complex="14pt"/>
    </style:style>
    <style:style style:name="P44" style:family="paragraph" style:parent-style-name="Std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font-name="Liberation Serif" fo:font-size="14pt" fo:font-weight="bold" officeooo:rsid="01212d4d" officeooo:paragraph-rsid="01212d4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d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font-name="Liberation Serif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Std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style:font-name="Liberation Mono" fo:font-size="12pt" officeooo:paragraph-rsid="01212d4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d">
      <loext:graphic-properties draw:fill="none" draw:fill-color="#729fcf"/>
      <style:paragraph-properties fo:margin-left="0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font-name="Liberation Mono" fo:font-size="12pt" officeooo:paragraph-rsid="01212d4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d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style:font-name="Liberation Mono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d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font-name="Liberation Mono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d">
      <style:paragraph-properties fo:margin-left="0in" fo:margin-right="0in" fo:text-indent="0in" style:auto-text-indent="false"/>
      <style:text-properties officeooo:paragraph-rsid="01212d4d"/>
    </style:style>
    <style:style style:name="P53" style:family="paragraph" style:parent-style-name="Std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text-position="0% 100%" style:font-name="Liberation Mono" fo:font-size="12pt" officeooo:rsid="01212d4d" officeooo:paragraph-rsid="01212d4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d">
      <style:text-properties officeooo:rsid="01212d4d" officeooo:paragraph-rsid="01212d4d"/>
    </style:style>
    <style:style style:name="P55" style:family="paragraph" style:parent-style-name="Heading_20_1">
      <style:text-properties officeooo:paragraph-rsid="012268a3"/>
    </style:style>
    <style:style style:name="P56" style:family="paragraph" style:parent-style-name="Std">
      <style:text-properties officeooo:rsid="012268a3" officeooo:paragraph-rsid="012268a3"/>
    </style:style>
    <style:style style:name="P57" style:family="paragraph" style:parent-style-name="Std">
      <style:paragraph-properties fo:text-align="end" style:justify-single-word="false"/>
      <style:text-properties officeooo:rsid="012268a3" officeooo:paragraph-rsid="012268a3"/>
    </style:style>
    <style:style style:name="P58" style:family="paragraph" style:parent-style-name="Std">
      <style:paragraph-properties fo:margin-left="0in" fo:margin-right="0in" fo:text-indent="0in" style:auto-text-indent="false"/>
      <style:text-properties officeooo:paragraph-rsid="01236a36"/>
    </style:style>
    <style:style style:name="P59" style:family="paragraph" style:parent-style-name="Std">
      <style:paragraph-properties fo:text-align="end" style:justify-single-word="false"/>
      <style:text-properties officeooo:rsid="01236a36" officeooo:paragraph-rsid="01236a36"/>
    </style:style>
    <style:style style:name="P60" style:family="paragraph" style:parent-style-name="Std">
      <style:paragraph-properties fo:margin-left="0in" fo:margin-right="0in" fo:text-indent="0in" style:auto-text-indent="false"/>
      <style:text-properties officeooo:rsid="01236a36" officeooo:paragraph-rsid="0123b627"/>
    </style:style>
    <style:style style:name="P61" style:family="paragraph" style:parent-style-name="Std">
      <style:paragraph-properties fo:margin-left="0in" fo:margin-right="0in" fo:text-indent="0in" style:auto-text-indent="false"/>
      <style:text-properties officeooo:rsid="0123b627" officeooo:paragraph-rsid="0123b627"/>
    </style:style>
    <style:style style:name="P62" style:family="paragraph" style:parent-style-name="Std">
      <style:paragraph-properties fo:margin-left="0in" fo:margin-right="0in" fo:text-indent="0in" style:auto-text-indent="false"/>
      <style:text-properties officeooo:rsid="0123b627" officeooo:paragraph-rsid="012f3957"/>
    </style:style>
    <style:style style:name="P63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sans-serif"/>
    </style:style>
    <style:style style:name="P64" style:family="paragraph" style:parent-style-name="Std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style:text-position="0% 100%" style:font-name="Liberation Mono" fo:font-size="12pt" officeooo:rsid="01212d4d" officeooo:paragraph-rsid="01212d4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d">
      <style:text-properties officeooo:rsid="01212d4d" officeooo:paragraph-rsid="0130795b"/>
    </style:style>
    <style:style style:name="P66" style:family="paragraph" style:parent-style-name="Std" style:list-style-name="L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121c9b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d">
      <style:paragraph-properties fo:margin-left="0in" fo:margin-right="0in" fo:text-indent="0in" style:auto-text-indent="false"/>
      <style:text-properties officeooo:paragraph-rsid="0132e005"/>
    </style:style>
    <style:style style:name="P68" style:family="paragraph" style:parent-style-name="Std">
      <style:paragraph-properties fo:margin-left="0in" fo:margin-right="0in" fo:text-indent="0in" style:auto-text-indent="false"/>
      <style:text-properties fo:font-weight="normal" officeooo:rsid="0132e005" officeooo:paragraph-rsid="0132e005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118f7da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" fo:font-size="14pt" fo:language="ru" fo:country="RU" fo:font-style="italic" officeooo:rsid="0118f7da" style:font-name-asian="Times New Roman1" style:font-size-asian="14pt" style:font-style-asian="italic" style:font-name-complex="Times New Roman1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f2ace3" style:font-name-asian="Times New Roman1" style:font-size-asian="18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15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16" style:family="text">
      <style:text-properties fo:color="#000000" loext:opacity="100%" fo:language="ru" fo:country="RU" officeooo:rsid="00d25af8" style:font-name-asian="Times New Roman1" style:language-asian="ru" style:country-asian="RU" style:font-name-complex="Times New Roman1"/>
    </style:style>
    <style:style style:name="T17" style:family="text">
      <style:text-properties fo:color="#000000" loext:opacity="100%" fo:language="ru" fo:country="RU" officeooo:rsid="003c4add" style:font-name-asian="Times New Roman1" style:language-asian="ru" style:country-asian="RU" style:font-name-complex="Times New Roman1"/>
    </style:style>
    <style:style style:name="T18" style:family="text">
      <style:text-properties fo:color="#000000" loext:opacity="100%" fo:language="ru" fo:country="RU" officeooo:rsid="0080dbc3" style:font-name-asian="Times New Roman1" style:language-asian="ru" style:country-asian="RU" style:font-name-complex="Times New Roman1"/>
    </style:style>
    <style:style style:name="T19" style:family="text">
      <style:text-properties fo:color="#000000" loext:opacity="100%" fo:language="ru" fo:country="RU" fo:font-weight="bold" officeooo:rsid="001b4fb0" style:font-name-asian="Times New Roman1" style:language-asian="ru" style:country-asian="RU" style:font-weight-asian="bold" style:font-name-complex="Times New Roman1"/>
    </style:style>
    <style:style style:name="T20" style:family="text">
      <style:text-properties fo:color="#000000" loext:opacity="100%" fo:language="ru" fo:country="RU" fo:font-weight="bold" officeooo:rsid="001ab047" style:font-name-asian="Times New Roman1" style:language-asian="ru" style:country-asian="RU" style:font-weight-asian="bold" style:font-name-complex="Times New Roman1"/>
    </style:style>
    <style:style style:name="T21" style:family="text">
      <style:text-properties fo:color="#000000" loext:opacity="100%" fo:language="ru" fo:country="RU" fo:font-weight="bold" officeooo:rsid="0132e005" style:font-name-asian="Times New Roman1" style:language-asian="ru" style:country-asian="RU" style:font-weight-asian="bold" style:font-name-complex="Times New Roman1"/>
    </style:style>
    <style:style style:name="T22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23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24" style:family="text">
      <style:text-properties fo:color="#000000" loext:opacity="100%" fo:language="ru" fo:country="RU" fo:font-style="normal" officeooo:rsid="0080dbc3" style:font-name-asian="Times New Roman1" style:language-asian="ru" style:country-asian="RU" style:font-style-asian="normal" style:font-name-complex="Times New Roman1" style:font-style-complex="normal"/>
    </style:style>
    <style:style style:name="T25" style:family="text">
      <style:text-properties fo:color="#000000" loext:opacity="100%" fo:language="ru" fo:country="RU" fo:font-style="normal" fo:font-weight="bold" officeooo:rsid="0019e290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26" style:family="text">
      <style:text-properties fo:color="#000000" loext:opacity="100%" fo:language="ru" fo:country="RU" fo:font-style="normal" fo:font-weight="bold" officeooo:rsid="010b78ac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27" style:family="text">
      <style:text-properties fo:color="#000000" loext:opacity="100%" fo:language="ru" fo:country="RU" fo:font-style="normal" fo:font-weight="bold" officeooo:rsid="006abaa6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28" style:family="text">
      <style:text-properties fo:color="#000000" loext:opacity="100%" fo:language="ru" fo:country="RU" fo:font-style="normal" fo:font-weight="bold" officeooo:rsid="010f4276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29" style:family="text">
      <style:text-properties fo:color="#000000" loext:opacity="100%" fo:language="ru" fo:country="RU" fo:font-style="normal" fo:font-weight="normal" officeooo:rsid="01006d6b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0" style:family="text">
      <style:text-properties fo:color="#000000" loext:opacity="100%" fo:language="ru" fo:country="RU" fo:font-style="normal" fo:font-weight="normal" officeooo:rsid="011a4d6d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fo:color="#000000" loext:opacity="100%" fo:language="ru" fo:country="RU" fo:font-style="normal" fo:font-weight="normal" officeooo:rsid="01212d4d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2" style:family="text">
      <style:text-properties fo:color="#000000" loext:opacity="100%" fo:language="ru" fo:country="RU" fo:font-style="normal" fo:font-weight="normal" officeooo:rsid="0121c9b3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fo:color="#000000" loext:opacity="100%" fo:language="ru" fo:country="RU" fo:font-style="normal" fo:font-weight="normal" officeooo:rsid="01236a36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fo:color="#000000" loext:opacity="100%" fo:language="ru" fo:country="RU" fo:font-weight="normal" officeooo:rsid="00d25af8" style:font-name-asian="Times New Roman1" style:language-asian="ru" style:country-asian="RU" style:font-weight-asian="normal" style:font-name-complex="Times New Roman1" style:font-weight-complex="normal"/>
    </style:style>
    <style:style style:name="T35" style:family="text">
      <style:text-properties fo:color="#000000" loext:opacity="100%" fo:language="ru" fo:country="RU" fo:font-weight="normal" officeooo:rsid="0087637f" style:font-name-asian="Times New Roman1" style:language-asian="ru" style:country-asian="RU" style:font-weight-asian="normal" style:font-name-complex="Times New Roman1" style:font-weight-complex="normal"/>
    </style:style>
    <style:style style:name="T36" style:family="text">
      <style:text-properties fo:color="#000000" loext:opacity="100%" fo:language="ru" fo:country="RU" fo:font-weight="normal" officeooo:rsid="00f7bdda" style:font-name-asian="Times New Roman1" style:language-asian="ru" style:country-asian="RU" style:font-weight-asian="normal" style:font-name-complex="Times New Roman1" style:font-weight-complex="normal"/>
    </style:style>
    <style:style style:name="T37" style:family="text">
      <style:text-properties fo:color="#000000" loext:opacity="100%" fo:language="ru" fo:country="RU" fo:font-weight="normal" officeooo:rsid="00f2ace3" style:font-name-asian="Times New Roman1" style:language-asian="ru" style:country-asian="RU" style:font-weight-asian="normal" style:font-name-complex="Times New Roman1" style:font-weight-complex="normal"/>
    </style:style>
    <style:style style:name="T38" style:family="text">
      <style:text-properties fo:color="#000000" loext:opacity="100%" fo:language="ru" fo:country="RU" fo:font-weight="normal" officeooo:rsid="00d458ed" style:font-name-asian="Times New Roman1" style:language-asian="ru" style:country-asian="RU" style:font-weight-asian="normal" style:font-name-complex="Times New Roman1" style:font-weight-complex="normal"/>
    </style:style>
    <style:style style:name="T39" style:family="text">
      <style:text-properties fo:color="#000000" loext:opacity="100%" fo:language="ru" fo:country="RU" fo:font-weight="normal" officeooo:rsid="0118f7da" style:font-name-asian="Times New Roman1" style:language-asian="ru" style:country-asian="RU" style:font-weight-asian="normal" style:font-name-complex="Times New Roman1" style:font-weight-complex="normal"/>
    </style:style>
    <style:style style:name="T40" style:family="text">
      <style:text-properties fo:color="#000000" loext:opacity="100%" fo:language="ru" fo:country="RU" fo:font-weight="normal" officeooo:rsid="011a4d6d" style:font-name-asian="Times New Roman1" style:language-asian="ru" style:country-asian="RU" style:font-weight-asian="normal" style:font-name-complex="Times New Roman1" style:font-weight-complex="normal"/>
    </style:style>
    <style:style style:name="T41" style:family="text">
      <style:text-properties officeooo:rsid="00f2ace3"/>
    </style:style>
    <style:style style:name="T42" style:family="text">
      <style:text-properties officeooo:rsid="00f70929"/>
    </style:style>
    <style:style style:name="T43" style:family="text">
      <style:text-properties officeooo:rsid="00f779f9"/>
    </style:style>
    <style:style style:name="T44" style:family="text">
      <style:text-properties officeooo:rsid="0118f7da"/>
    </style:style>
    <style:style style:name="T45" style:family="text">
      <style:text-properties officeooo:rsid="00344e5a"/>
    </style:style>
    <style:style style:name="T46" style:family="text">
      <style:text-properties officeooo:rsid="011a4d6d"/>
    </style:style>
    <style:style style:name="T47" style:family="text">
      <style:text-properties officeooo:rsid="01212d4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0b78ac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1212d4d" style:font-weight-asian="normal" style:font-weight-complex="normal"/>
    </style:style>
    <style:style style:name="T52" style:family="text">
      <style:text-properties fo:font-weight="normal" officeooo:rsid="0121c9b3" style:font-weight-asian="normal" style:font-weight-complex="normal"/>
    </style:style>
    <style:style style:name="T53" style:family="text">
      <style:text-properties fo:font-weight="normal" officeooo:rsid="01236a36" style:font-weight-asian="normal" style:font-weight-complex="normal"/>
    </style:style>
    <style:style style:name="T54" style:family="text">
      <style:text-properties fo:font-weight="normal" officeooo:rsid="0123b627" style:font-weight-asian="normal" style:font-weight-complex="normal"/>
    </style:style>
    <style:style style:name="T55" style:family="text">
      <style:text-properties officeooo:rsid="0121c9b3"/>
    </style:style>
    <style:style style:name="T56" style:family="text">
      <style:text-properties officeooo:rsid="012268a3"/>
    </style:style>
    <style:style style:name="T57" style:family="text">
      <style:text-properties officeooo:rsid="01236a36"/>
    </style:style>
    <style:style style:name="T58" style:family="text">
      <style:text-properties officeooo:rsid="0123b627"/>
    </style:style>
    <style:style style:name="T59" style:family="text">
      <style:text-properties officeooo:rsid="012f3957"/>
    </style:style>
    <style:style style:name="T60" style:family="text">
      <style:text-properties officeooo:rsid="01310d9e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8"/>
      <text:p text:style-name="P9"/>
      <text:p text:style-name="P3"><text:span text:style-name="T2">ФАКУЛЬТЕТ <text:tab/></text:span><text:span text:style-name="T3">Информатика и системы управления</text:span></text:p>
      <text:p text:style-name="P15"/>
      <text:p text:style-name="P15">КАФЕДРА <text:tab/><text:tab/>Программное обеспечение ЭВМ и информационные технологии</text:p>
      <text:p text:style-name="P14"/>
      <text:p text:style-name="P8"/>
      <text:p text:style-name="P8"/>
      <text:p text:style-name="P5"><text:span text:style-name="T11">Отчет по </text:span><text:span text:style-name="T12">лабораторной работе №</text:span><text:span text:style-name="T13">4</text:span><text:span text:style-name="T12"> </text:span></text:p>
      <text:p text:style-name="P20">«<text:span text:style-name="T41">РАБОТА СО СТЕКОМ</text:span>»</text:p>
      <text:p text:style-name="P8"/>
      <text:p text:style-name="P8"/>
      <text:p text:style-name="P3"><text:span text:style-name="T4">Студент<text:tab/><text:tab/><text:tab/></text:span><text:span text:style-name="T6">Равашдех Фадей Хешамович</text:span></text:p>
      <text:p text:style-name="P10"/>
      <text:p text:style-name="P3"><text:span text:style-name="T4">Группа<text:tab/><text:tab/><text:tab/>ИУ7 – </text:span><text:span text:style-name="T5">3</text:span><text:span text:style-name="T6">5</text:span><text:span text:style-name="T4">Б </text:span></text:p>
      <text:p text:style-name="P8"/>
      <text:p text:style-name="P11">Преподаватель<text:tab/><text:tab/><text:span text:style-name="T45">Никульшина Т. А.</text:span></text:p>
      <text:p text:style-name="P7"/>
      <text:p text:style-name="P7"/>
      <text:p text:style-name="P7"/>
      <text:p text:style-name="P7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6"/>
      <text:p text:style-name="P4"><text:span text:style-name="T7">20</text:span><text:span text:style-name="T8">2</text:span><text:span text:style-name="T10">3</text:span><text:span text:style-name="T7"> <text:s text:c="4"/></text:span><text:span text:style-name="T9">г.</text:span></text:p>
      <text:p text:style-name="P2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46"><text:a xlink:type="simple" xlink:href="#__RefHeading___Toc1493_1224043242" text:style-name="Index_20_Link" text:visited-style-name="Index_20_Link">Описание условия задачи<text:tab/>3</text:a></text:p>
          <text:p text:style-name="P46"><text:a xlink:type="simple" xlink:href="#__RefHeading___Toc1495_1224043242" text:style-name="Index_20_Link" text:visited-style-name="Index_20_Link">Описание технического задания<text:tab/>3</text:a></text:p>
          <text:p text:style-name="P46"><text:a xlink:type="simple" xlink:href="#__RefHeading___Toc1497_1224043242" text:style-name="Index_20_Link" text:visited-style-name="Index_20_Link">Описание структур данных<text:tab/>5</text:a></text:p>
          <text:p text:style-name="P46"><text:a xlink:type="simple" xlink:href="#__RefHeading___Toc2157_1032624447" text:style-name="Index_20_Link" text:visited-style-name="Index_20_Link">Описание функций<text:tab/>6</text:a></text:p>
          <text:p text:style-name="P46"><text:a xlink:type="simple" xlink:href="#__RefHeading___Toc2159_1032624447" text:style-name="Index_20_Link" text:visited-style-name="Index_20_Link">Описание алгоритма<text:tab/>9</text:a></text:p>
          <text:p text:style-name="P46"><text:a xlink:type="simple" xlink:href="#__RefHeading___Toc2161_1032624447" text:style-name="Index_20_Link" text:visited-style-name="Index_20_Link">Набор тестов<text:tab/>10</text:a></text:p>
          <text:p text:style-name="P46"><text:a xlink:type="simple" xlink:href="#__RefHeading___Toc790_1263790923" text:style-name="Index_20_Link" text:visited-style-name="Index_20_Link">Оценка эффективности<text:tab/>11</text:a></text:p>
          <text:p text:style-name="P46"><text:a xlink:type="simple" xlink:href="#__RefHeading___Toc1426_3587368743" text:style-name="Index_20_Link" text:visited-style-name="Index_20_Link">Ответы на контрольные вопросы<text:tab/>12</text:a></text:p>
          <text:p text:style-name="P46"><text:a xlink:type="simple" xlink:href="#__RefHeading___Toc980_933670439" text:style-name="Index_20_Link" text:visited-style-name="Index_20_Link">Вывод<text:tab/>13</text:a></text:p>
        </text:index-body>
      </text:table-of-content>
      <text:p text:style-name="P34"/>
      <text:h text:style-name="P47" text:outline-level="1"><text:bookmark-start text:name="__RefHeading___Toc1493_1224043242"/>Описание условия задачи<text:bookmark-end text:name="__RefHeading___Toc1493_1224043242"/></text:h>
      <text:p text:style-name="Std">Цель работы: реализовать операции работы со стеком, который представлен в виде статического массива и в виде односвязного списка, оценить преимущества и недостатки каждой реализации, получить представление о механизмах выделения и освобождения памяти при работе с динамическими структурами данных.</text:p>
      <text:p text:style-name="P34"><text:tab/>Разработать программу работы со стеком, реализующую операции добавления и удаления элементов из стека и отображения текущего состояния стека. Реализовать стек: а) массивом; б) списком. Все стандартные операции со стеком должны быть оформлены отдельными подпрограммами. В случае реализации стека в виде списка при отображении текущего состояния стека предусмотреть возможность просмотра адресов элементов стека и создания дополнительного собственного списка свободных областей (адресов освобождаемой памяти при удалении элемента, который можно реализовать как списком, так и массивом) с выводом его на экран. Список свободных областей необходим для того, чтобы проследить, каким образом происходит выделение памяти менеджером памяти при запросах на нее и убедиться в возникновении или отсутствии фрагментации памяти.</text:p>
      <text:p text:style-name="P34"><text:tab/>Используя стек, определить, является ли строка палиндромом.</text:p>
      <text:p text:style-name="P34"/>
      <text:h text:style-name="Heading_20_1" text:outline-level="1"><text:bookmark-start text:name="__RefHeading___Toc1495_1224043242"/>Описание технического задания<text:bookmark-end text:name="__RefHeading___Toc1495_1224043242"/></text:h>
      <text:p text:style-name="P30">Входные данные: </text:p>
      <text:p text:style-name="P26">Числовое значение номера пункта меню, <text:span text:style-name="T44">строка добавляемых в стек символ</text:span><text:span text:style-name="T60">о</text:span><text:span text:style-name="T44">в, число </text:span>удаляемых элементов <text:span text:style-name="T44">из стека, </text:span><text:span text:style-name="T60">проверяемая строка.</text:span></text:p>
      <text:p text:style-name="P31">Выходные данные:</text:p>
      <text:p text:style-name="P33">Текущее состояние стека на массиве и списке, адреса освобождённых областей памяти, <text:span text:style-name="T44">является ли строка палиндромом.</text:span></text:p>
      <text:p text:style-name="P67"><text:soft-page-break/><text:span text:style-name="T20"><text:tab/></text:span><text:span text:style-name="T21">Описание задачи, реализуемой программой</text:span></text:p>
      <text:p text:style-name="P68"><text:span text:style-name="T14">Реализация стека (представление в виде статического массиве и в виде списка) и операций со стеком (добавление, удаление, вывод), вывод освобожденных областей памяти, проврека строки на палиндром, сравнение представлений стека по эффективности.</text:span></text:p>
      <text:p text:style-name="P67"><text:span text:style-name="T21"><text:tab/></text:span><text:span text:style-name="T20">Обращение к программе:</text:span><text:span text:style-name="T19"> </text:span></text:p>
      <text:p text:style-name="P27"><text:span text:style-name="T15">Запускается через терминал </text:span><text:span text:style-name="T16">командой</text:span><text:span text:style-name="T15">:</text:span><text:span text:style-name="T17"> ./</text:span><text:span text:style-name="T18">app.exe</text:span><text:span text:style-name="T24">.</text:span></text:p>
      <text:p text:style-name="P24">Функции меню программы:</text:p>
      <text:p text:style-name="P23">Информация о программе</text:p>
      <text:p text:style-name="P23">1. Добавить элементы в стек на массиве</text:p>
      <text:p text:style-name="P23">2. Удалить элементы из стека на массиве</text:p>
      <text:p text:style-name="P23">3. Вывести текущее состояние стека на массиве</text:p>
      <text:p text:style-name="P23">4. Добавить элементы в стек на списке</text:p>
      <text:p text:style-name="P23">5. Удалить элементы из стека на списке</text:p>
      <text:p text:style-name="P23">6. Вывести текущее состояние стека на списке</text:p>
      <text:p text:style-name="P23">7. Вывести массив освобожденных областей</text:p>
      <text:p text:style-name="P23">8. Определить, является ли строка палиндромом</text:p>
      <text:p text:style-name="P23">9. Сравнение подходов</text:p>
      <text:p text:style-name="P23">10. Выйти</text:p>
      <text:p text:style-name="P32"><text:span text:style-name="T23"><text:tab/>А</text:span><text:span text:style-name="T22">варийные ситуации:</text:span></text:p>
      <text:p text:style-name="P28"><text:span text:style-name="T34">1. </text:span><text:span text:style-name="T35">В</text:span><text:span text:style-name="T39">вод</text:span><text:span text:style-name="T35"> некорректного пункта меню;</text:span></text:p>
      <text:p text:style-name="P22">2. Ошибка выделения памяти;</text:p>
      <text:p text:style-name="P22">3. Введен символ окончания ввода;</text:p>
      <text:p text:style-name="P29"><text:span text:style-name="T39">4. Некорректный ввод.</text:span><text:span text:style-name="T35"><text:line-break/></text:span><text:span text:style-name="T39">5</text:span><text:span text:style-name="T34">. </text:span><text:span text:style-name="T36">У</text:span><text:span text:style-name="T37">даление элементов из пустого стека</text:span><text:span text:style-name="T34">.<text:line-break/></text:span><text:span text:style-name="T40">6</text:span><text:span text:style-name="T34">. </text:span><text:span text:style-name="T37">Ввод пустой строки в качестве паллиндрома</text:span><text:span text:style-name="T34">.<text:line-break/></text:span><text:span text:style-name="T40">7</text:span><text:span text:style-name="T34">. </text:span><text:span text:style-name="T38">Кол-во</text:span><text:span text:style-name="T34"> </text:span><text:span text:style-name="T37">добавляемых на стек элементов </text:span><text:span text:style-name="T34">превышает </text:span><text:span text:style-name="T37">максимальное </text:span><text:span text:style-name="T34">кол-во элементов </text:span><text:span text:style-name="T37">на стеке</text:span><text:span text:style-name="T34">.</text:span></text:p>
      <text:h text:style-name="P47" text:outline-level="1"><text:bookmark-start text:name="__RefHeading___Toc1497_1224043242"/>Описание структур данных<text:bookmark-end text:name="__RefHeading___Toc1497_1224043242"/></text:h>
      <text:p text:style-name="P52"/>
      <text:p text:style-name="P48">// Длина статического массива</text:p>
      <text:p text:style-name="P49">#define MAX_ARR_LEN 1000</text:p>
      <text:p text:style-name="P49"/>
      <text:p text:style-name="P49">// Структура стека на статическом массиве</text:p>
      <text:p text:style-name="P49">typedef struct</text:p>
      <text:p text:style-name="P49">{</text:p>
      <text:p text:style-name="P49"><text:tab/>char array[MAX_ARR_LEN];// Статический массив символов длиной</text:p>
      <text:p text:style-name="P49"><text:tab/>char *pe; <text:s text:c="12"/><text:tab/>// Указатель за конец массива</text:p>
      <text:p text:style-name="P49"><text:tab/>char *sp; <text:s text:c="12"/><text:tab/>// Указатель за текущий элемент стека</text:p>
      <text:p text:style-name="P49">} sa_stack_t;</text:p>
      <text:p text:style-name="P49"/>
      <text:p text:style-name="P49">// Структура стека на односвзяном списке</text:p>
      <text:p text:style-name="P49">// <text:span text:style-name="T47">Список</text:span></text:p>
      <text:p text:style-name="P49">typedef struct list_t list_t;</text:p>
      <text:p text:style-name="P49">struct list_t</text:p>
      <text:p text:style-name="P49">{</text:p>
      <text:p text:style-name="P49"><text:s text:c="4"/>list_t *next; <text:s text:c="2"/>// Указатель на следующий элемент списка</text:p>
      <text:p text:style-name="P49"><text:s text:c="4"/>char value; <text:s text:c="4"/>// Значение</text:p>
      <text:p text:style-name="P49">};</text:p>
      <text:p text:style-name="P49">// <text:span text:style-name="T47">Стек</text:span></text:p>
      <text:p text:style-name="P49">typedef struct</text:p>
      <text:p text:style-name="P49">{</text:p>
      <text:p text:style-name="P49"><text:s text:c="4"/>list_t *sp; // Указатель на текущий элемент стека</text:p>
      <text:p text:style-name="P49">} ll_stack_t;</text:p>
      <text:p text:style-name="P49"/>
      <text:h text:style-name="P47" text:outline-level="1"><text:bookmark-start text:name="__RefHeading___Toc2157_1032624447"/>Описание функций<text:bookmark-end text:name="__RefHeading___Toc2157_1032624447"/></text:h>
      <text:p text:style-name="P50">/**</text:p>
      <text:p text:style-name="P51"><text:s/>* @brief Контроллер</text:p>
      <text:p text:style-name="P51"><text:s/>* </text:p>
      <text:p text:style-name="P51"><text:s/>* @param option выбранный пользователем пункт меню</text:p>
      <text:p text:style-name="P51"><text:s/>* @param filename имя файла</text:p>
      <text:p text:style-name="P51"><text:s/>* @param table таблица</text:p>
      <text:p text:style-name="P51"><text:s/>* @param key_table таблица ключей</text:p>
      <text:p text:style-name="P51"><text:s/>* @return int код возврата</text:p>
      <text:p text:style-name="P51"><text:s/>*/</text:p>
      <text:p text:style-name="P51">int controller(int option, sa_stack_t *sa_stack, ll_stack_t *ll_stack, fma_t *fma);</text:p>
      <text:p text:style-name="P51"/>
      <text:p text:style-name="P45">Операции со стеком</text:p>
      <text:p text:style-name="P51">int sa_push(sa_stack_t *stack, char element);</text:p>
      <text:p text:style-name="P51"/>
      <text:p text:style-name="P51">int sa_pop(sa_stack_t *stack, char *element);</text:p>
      <text:p text:style-name="P51"/>
      <text:p text:style-name="P51">void sa_print(sa_stack_t *stack);</text:p>
      <text:p text:style-name="P51"/>
      <text:p text:style-name="P45">Операции со стеком</text:p>
      <text:p text:style-name="P51">int ll_push(ll_stack_t *stack, char *element);</text:p>
      <text:p text:style-name="P51"/>
      <text:p text:style-name="P51">int ll_pop(ll_stack_t *stack, list_t **list_node);</text:p>
      <text:p text:style-name="P51"/>
      <text:p text:style-name="P51">void ll_print(ll_stack_t *stack);</text:p>
      <text:p text:style-name="P51"/>
      <text:p text:style-name="P51">void ll_free(ll_stack_t *stack);</text:p>
      <text:p text:style-name="P51"/>
      <text:p text:style-name="P45">Операции с массивом освобожденных областей</text:p>
      <text:p text:style-name="P51">int da_add(fma_t *fma, list_t *p);</text:p>
      <text:p text:style-name="P51"/>
      <text:p text:style-name="P51"><text:soft-page-break/>void da_print(fma_t *fma);</text:p>
      <text:p text:style-name="P51"/>
      <text:p text:style-name="P51">void da_free(fma_t *fma);</text:p>
      <text:p text:style-name="P51"/>
      <text:p text:style-name="P45">Функции, проверяющи<text:span text:style-name="T47">е</text:span>, что строка в стеке является палиндромом.</text:p>
      <text:p text:style-name="P51">bool sa_is_palindrome(sa_stack_t *word, size_t word_len);</text:p>
      <text:p text:style-name="P51"/>
      <text:p text:style-name="P51">bool ll_is_palindrome(ll_stack_t *word, size_t word_len);</text:p>
      <text:p text:style-name="P51"/>
      <text:p text:style-name="P44">Функции интерфейса</text:p>
      <text:p text:style-name="P53">// Функции вывода меню и информации о программе</text:p>
      <text:p text:style-name="P53">/**</text:p>
      <text:p text:style-name="P53"><text:s/>* @brief Вывод меню программы</text:p>
      <text:p text:style-name="P53"><text:s/>* </text:p>
      <text:p text:style-name="P53"><text:s/>*/</text:p>
      <text:p text:style-name="P53">void print_menu(void);</text:p>
      <text:p text:style-name="P53"/>
      <text:p text:style-name="P53">/**</text:p>
      <text:p text:style-name="P53"><text:s/>* @brief Вывод информации о программе</text:p>
      <text:p text:style-name="P53"><text:s/>* </text:p>
      <text:p text:style-name="P53"><text:s/>*/</text:p>
      <text:p text:style-name="P53">void print_info(void);</text:p>
      <text:p text:style-name="P53"/>
      <text:p text:style-name="P53">/**</text:p>
      <text:p text:style-name="P53"><text:s/>* @brief</text:p>
      <text:p text:style-name="P53"><text:s/>* </text:p>
      <text:p text:style-name="P53"><text:s/>* @param str </text:p>
      <text:p text:style-name="P53"><text:s/>* @return int </text:p>
      <text:p text:style-name="P53"><text:s/>* Указатель *str нужно будет очистить</text:p>
      <text:p text:style-name="P53"><text:s/>*/</text:p>
      <text:p text:style-name="P53">int get_input(char **str);</text:p>
      <text:p text:style-name="P53"/>
      <text:p text:style-name="P53">// Функции чтения из командной строки</text:p>
      <text:p text:style-name="P53">/**</text:p>
      <text:p text:style-name="P53"><text:soft-page-break/><text:s/>* @brief Чтение строки определенной длины из стандартного потока ввода</text:p>
      <text:p text:style-name="P53"><text:s/>* </text:p>
      <text:p text:style-name="P53"><text:s/>* @param pch указатель на принимаемую строку</text:p>
      <text:p text:style-name="P53"><text:s/>* @param n длина строки</text:p>
      <text:p text:style-name="P53"><text:s/>* @return int код возврата</text:p>
      <text:p text:style-name="P53"><text:s/>*/</text:p>
      <text:p text:style-name="P53">int get_n_input(char pch[], size_t n);</text:p>
      <text:p text:style-name="P53">/**</text:p>
      <text:p text:style-name="P53"><text:s/>* @brief Получение выбранного пользователем пункта</text:p>
      <text:p text:style-name="P53"><text:s/>* </text:p>
      <text:p text:style-name="P53"><text:s/>* @param option выбранный пункт</text:p>
      <text:p text:style-name="P53"><text:s/>* @return int код возврата</text:p>
      <text:p text:style-name="P53"><text:s/>*/</text:p>
      <text:p text:style-name="P53">int get_option(size_t *option);</text:p>
      <text:p text:style-name="P53"/>
      <text:p text:style-name="P53">// Функции вывода сообщений об ошибке</text:p>
      <text:p text:style-name="P53">/**</text:p>
      <text:p text:style-name="P53"><text:s/>* @brief Вывод сообщения, пояснящего ошибку</text:p>
      <text:p text:style-name="P53"><text:s/>* </text:p>
      <text:p text:style-name="P53"><text:s/>* @param rc код возврата</text:p>
      <text:p text:style-name="P53"><text:s/>*/</text:p>
      <text:p text:style-name="P53">void print_error_msg(int rc);</text:p>
      <text:p text:style-name="P53"/>
      <text:p text:style-name="P53">/**</text:p>
      <text:p text:style-name="P53"><text:s/>* @brief Вывод сообщения, пояснящего ошибку, и возврат того же кода возврата</text:p>
      <text:p text:style-name="P53"><text:s/>* </text:p>
      <text:p text:style-name="P53"><text:s/>* @param rc код возврата</text:p>
      <text:p text:style-name="P53"><text:s/>* @return int код возврата</text:p>
      <text:p text:style-name="P53"><text:s/>*/</text:p>
      <text:p text:style-name="P53">int print_error(int rc);</text:p>
      <text:h text:style-name="P47" text:outline-level="1"><text:bookmark-start text:name="__RefHeading___Toc2159_1032624447"/>Описание алгоритма<text:bookmark-end text:name="__RefHeading___Toc2159_1032624447"/></text:h>
      <text:p text:style-name="P54">Добавление элемента в стек на массиве: элементу, на который указывает указатель стека, присваивается новое значение, сам указаетль перемещается вправо на размер элемента.</text:p>
      <text:p text:style-name="P54">Удаление элемента из стека на массиве: указатель перемещается влево на размер элемента, <text:s/>в указатель на элемент помещается значение «удаленного» элемента.</text:p>
      <text:p text:style-name="P54">Вывод стека на массиве: создается второй стек, в который перекладываются элементы из первого стека, выводя каждый перекладываемый элемент, затем элементы перекладываются обратно, чтобы привести первый стек к исходному состоянию (по значениям).</text:p>
      <text:p text:style-name="P54">Добавление элемента в стек на списке: выделяется память под новый узел списка, в который помещается новое значение и указатель стека, указатель стека меняется на указатель на новый узел списка.</text:p>
      <text:p text:style-name="P65">Удаление элемента из стека на списке: указателю на указаетль узла присваевается указатель на удаляемый элемент, указатель стека меняется на указтель на следующий элемента списка. </text:p>
      <text:p text:style-name="P54">Вывод стека на списке: создается второй стек, в который перекладываются элементы из первого стека, выводя каждый перекладываемый элемент, затем элементы перекладываются обратно, чтобы привести первый стек к исходному состоянию (по значениям).</text:p>
      <text:h text:style-name="P47" text:outline-level="1"><text:bookmark-start text:name="__RefHeading___Toc2161_1032624447"/>Набор тестов<text:bookmark-end text:name="__RefHeading___Toc2161_1032624447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4">№</text:p>
          </table:table-cell>
          <table:table-cell table:style-name="Table1.A1" office:value-type="string">
            <text:p text:style-name="P34">Название теста</text:p>
          </table:table-cell>
          <table:table-cell table:style-name="Table1.A1" office:value-type="string">
            <text:p text:style-name="P34">Пользовательский ввод</text:p>
          </table:table-cell>
          <table:table-cell table:style-name="Table1.D1" office:value-type="string">
            <text:p text:style-name="P34">Вывод</text:p>
          </table:table-cell>
        </table:table-row>
        <table:table-row table:style-name="Table1.2"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Некорре<text:span text:style-name="T42">к</text:span>тный пункт меню</text:p>
          </table:table-cell>
          <table:table-cell table:style-name="Table1.A2" office:value-type="string">
            <text:p text:style-name="P36">10</text:p>
          </table:table-cell>
          <table:table-cell table:style-name="Table1.D2" office:value-type="string">
            <text:p text:style-name="P37">Некорректный номер пункта меню. Действия не существует.</text:p>
            <text:p text:style-name="P37">Ошибка: Действие с введенным пунктом отсутствует.</text:p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6">Некорре<text:span text:style-name="T42">к</text:span>тный пункт меню</text:p>
          </table:table-cell>
          <table:table-cell table:style-name="Table1.A2" office:value-type="string">
            <text:p text:style-name="P36">abacaba</text:p>
          </table:table-cell>
          <table:table-cell table:style-name="Table1.D3" office:value-type="string">
            <text:p text:style-name="P43">Ошибка: Некорректный ввод.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6">Удаление элементов из пустого стека на массиве</text:p>
          </table:table-cell>
          <table:table-cell table:style-name="Table1.A2" office:value-type="string">
            <text:p text:style-name="P36">2</text:p>
          </table:table-cell>
          <table:table-cell table:style-name="Table1.D3" office:value-type="string">
            <text:p text:style-name="P36">Стек пуст.</text:p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6">Удаление элементов из пустого стека на списке</text:p>
          </table:table-cell>
          <table:table-cell table:style-name="Table1.A2" office:value-type="string">
            <text:p text:style-name="P36">5</text:p>
          </table:table-cell>
          <table:table-cell table:style-name="Table1.D3" office:value-type="string">
            <text:p text:style-name="P36">Стек пуст.</text:p>
          </table:table-cell>
        </table:table-row>
        <table:table-row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36"><text:span text:style-name="T43">П</text:span>ереполнение стека на массиве</text:p>
          </table:table-cell>
          <table:table-cell table:style-name="Table1.A2" office:value-type="string">
            <text:p text:style-name="P36">1</text:p>
            <text:p text:style-name="P40">(Кол-во элементов &gt;1000)</text:p>
          </table:table-cell>
          <table:table-cell table:style-name="Table1.D3" office:value-type="string">
            <text:p text:style-name="P36">Стек заполнен.</text:p>
          </table:table-cell>
        </table:table-row>
        <table:table-row>
          <table:table-cell table:style-name="Table1.A2" office:value-type="string">
            <text:p text:style-name="P36">6</text:p>
          </table:table-cell>
          <table:table-cell table:style-name="Table1.A2" office:value-type="string">
            <text:p text:style-name="P36">Переполнение стека при проверки слова на паллиндром</text:p>
          </table:table-cell>
          <table:table-cell table:style-name="Table1.A2" office:value-type="string">
            <text:p text:style-name="P36">8</text:p>
            <text:p text:style-name="P40">(Кол-во элементов &gt;1000)</text:p>
          </table:table-cell>
          <table:table-cell table:style-name="Table1.D3" office:value-type="string">
            <text:p text:style-name="P36">Стек заполнен.</text:p>
          </table:table-cell>
        </table:table-row>
        <table:table-row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36">Корректная проверка слова на паллиндром</text:p>
          </table:table-cell>
          <table:table-cell table:style-name="Table1.A2" office:value-type="string">
            <text:p text:style-name="P36">8</text:p>
            <text:p text:style-name="P36">123454321</text:p>
          </table:table-cell>
          <table:table-cell table:style-name="Table1.D3" office:value-type="string">
            <text:p text:style-name="P36">За время <text:span text:style-name="T47">t </text:span>тактов было определено, что введенная строка 123454321</text:p>
            <text:p text:style-name="P36"><text:s/>ЯВЛЯЕТСЯ палиндромом.</text:p>
          </table:table-cell>
        </table:table-row>
        <table:table-row>
          <table:table-cell table:style-name="Table1.A2" office:value-type="string">
            <text:p text:style-name="P36">8</text:p>
          </table:table-cell>
          <table:table-cell table:style-name="Table1.A2" office:value-type="string">
            <text:p text:style-name="P36">Отсутсвие освобождённых областей</text:p>
          </table:table-cell>
          <table:table-cell table:style-name="Table1.A2" office:value-type="string">
            <text:p text:style-name="P36">7</text:p>
          </table:table-cell>
          <table:table-cell table:style-name="Table1.D3" office:value-type="string">
            <text:p text:style-name="P40">Массив освобожденных областей памяти пуст.</text:p>
          </table:table-cell>
        </table:table-row>
        <table:table-row>
          <table:table-cell table:style-name="Table1.A2" office:value-type="string">
            <text:p text:style-name="P36">9</text:p>
          </table:table-cell>
          <table:table-cell table:style-name="Table1.A2" office:value-type="string">
            <text:p text:style-name="P36">Вывод освобождённых областей памяти</text:p>
          </table:table-cell>
          <table:table-cell table:style-name="Table1.A2" office:value-type="string">
            <text:p text:style-name="P36">7</text:p>
          </table:table-cell>
          <table:table-cell table:style-name="Table1.D3" office:value-type="string">
            <text:p text:style-name="P36">0x5555f34fed20</text:p>
            <text:p text:style-name="P36">0x5555f34fed00</text:p>
            <text:p text:style-name="P36">0x5555f34fece0</text:p>
          </table:table-cell>
        </table:table-row>
      </table:table>
      <text:h text:style-name="P55" text:outline-level="1"><text:bookmark-start text:name="__RefHeading___Toc790_1263790923"/><text:soft-page-break/>Оценка эффективности<text:bookmark-end text:name="__RefHeading___Toc790_1263790923"/></text:h>
      <text:p text:style-name="P56">Время в тактах за 100 повторений и память в б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4">Кол-во элементов</text:p>
          </table:table-cell>
          <table:table-cell table:style-name="Table2.A1" office:value-type="string">
            <text:p text:style-name="P35">Операция <text:span text:style-name="T47">(время в тактах)</text:span></text:p>
          </table:table-cell>
          <table:table-cell table:style-name="Table2.A1" office:value-type="string">
            <text:p text:style-name="P34">Стек на массиве</text:p>
          </table:table-cell>
          <table:table-cell table:style-name="Table2.D1" office:value-type="string">
            <text:p text:style-name="P34">Стек на списке</text:p>
          </table:table-cell>
        </table:table-row>
        <table:table-row>
          <table:table-cell table:style-name="Table2.A2" table:number-rows-spanned="4" office:value-type="string">
            <text:p text:style-name="P39">10</text:p>
          </table:table-cell>
          <table:table-cell table:style-name="Table2.A2" office:value-type="string">
            <text:p text:style-name="P34">Добавление</text:p>
          </table:table-cell>
          <table:table-cell table:style-name="Table2.A2" office:value-type="string">
            <text:p text:style-name="P42">100</text:p>
          </table:table-cell>
          <table:table-cell table:style-name="Table2.D2" office:value-type="string">
            <text:p text:style-name="P42">133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Удаление</text:p>
          </table:table-cell>
          <table:table-cell table:style-name="Table2.A2" office:value-type="string">
            <text:p text:style-name="P42">95</text:p>
          </table:table-cell>
          <table:table-cell table:style-name="Table2.D2" office:value-type="string">
            <text:p text:style-name="P42">124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линдром</text:p>
          </table:table-cell>
          <table:table-cell table:style-name="Table2.A2" office:value-type="string">
            <text:p text:style-name="P42">154</text:p>
          </table:table-cell>
          <table:table-cell table:style-name="Table2.D2" office:value-type="string">
            <text:p text:style-name="P42">155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мять (байт)</text:p>
          </table:table-cell>
          <table:table-cell table:style-name="Table2.A2" office:value-type="string">
            <text:p text:style-name="P41">1<text:span text:style-name="T56">0</text:span>016</text:p>
          </table:table-cell>
          <table:table-cell table:style-name="Table2.D2" office:value-type="string">
            <text:p text:style-name="P38">16<text:span text:style-name="T47">8</text:span></text:p>
          </table:table-cell>
        </table:table-row>
        <table:table-row table:style-name="Table2.6">
          <table:table-cell table:style-name="Table2.A2" table:number-rows-spanned="4" office:value-type="string">
            <text:p text:style-name="P39">100</text:p>
          </table:table-cell>
          <table:table-cell table:style-name="Table2.A2" office:value-type="string">
            <text:p text:style-name="P34">Добавление</text:p>
          </table:table-cell>
          <table:table-cell table:style-name="Table2.A2" office:value-type="string">
            <text:p text:style-name="P42">130</text:p>
          </table:table-cell>
          <table:table-cell table:style-name="Table2.D6" office:value-type="float" office:value="290">
            <text:p text:style-name="P42">290</text:p>
          </table:table-cell>
        </table:table-row>
        <table:table-row table:style-name="Table2.7">
          <table:covered-table-cell table:style-name="Table2.A2"/>
          <table:table-cell table:style-name="Table2.A2" office:value-type="string">
            <text:p text:style-name="P34">Удаление</text:p>
          </table:table-cell>
          <table:table-cell table:style-name="Table2.A2" office:value-type="string">
            <text:p text:style-name="P42">108</text:p>
          </table:table-cell>
          <table:table-cell table:style-name="Table2.D2" office:value-type="string">
            <text:p text:style-name="P42">243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линдром</text:p>
          </table:table-cell>
          <table:table-cell table:style-name="Table2.A2" office:value-type="string">
            <text:p text:style-name="P42">196</text:p>
          </table:table-cell>
          <table:table-cell table:style-name="Table2.D2" office:value-type="string">
            <text:p text:style-name="P42">413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мять (байт)</text:p>
          </table:table-cell>
          <table:table-cell table:style-name="Table2.A2" office:value-type="string">
            <text:p text:style-name="P41">1<text:span text:style-name="T56">0</text:span>016</text:p>
          </table:table-cell>
          <table:table-cell table:style-name="Table2.D2" office:value-type="string">
            <text:p text:style-name="P38">160<text:span text:style-name="T47">8</text:span></text:p>
          </table:table-cell>
        </table:table-row>
        <table:table-row>
          <table:table-cell table:style-name="Table2.A2" table:number-rows-spanned="4" office:value-type="string">
            <text:p text:style-name="P39">1000</text:p>
          </table:table-cell>
          <table:table-cell table:style-name="Table2.A2" office:value-type="string">
            <text:p text:style-name="P34">Добавление</text:p>
          </table:table-cell>
          <table:table-cell table:style-name="Table2.A2" office:value-type="string">
            <text:p text:style-name="P42">169</text:p>
          </table:table-cell>
          <table:table-cell table:style-name="Table2.D2" office:value-type="string">
            <text:p text:style-name="P42">640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Удаление</text:p>
          </table:table-cell>
          <table:table-cell table:style-name="Table2.A2" office:value-type="string">
            <text:p text:style-name="P42">151</text:p>
          </table:table-cell>
          <table:table-cell table:style-name="Table2.D2" office:value-type="string">
            <text:p text:style-name="P42">474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линдром</text:p>
          </table:table-cell>
          <table:table-cell table:style-name="Table2.A2" office:value-type="string">
            <text:p text:style-name="P42">282</text:p>
          </table:table-cell>
          <table:table-cell table:style-name="Table2.D2" office:value-type="string">
            <text:p text:style-name="P42">927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мять (байт)</text:p>
          </table:table-cell>
          <table:table-cell table:style-name="Table2.A2" office:value-type="string">
            <text:p text:style-name="P41">10<text:span text:style-name="T56">0</text:span>16</text:p>
          </table:table-cell>
          <table:table-cell table:style-name="Table2.D2" office:value-type="string">
            <text:p text:style-name="P38">1600<text:span text:style-name="T47">8</text:span></text:p>
          </table:table-cell>
        </table:table-row>
        <table:table-row>
          <table:table-cell table:style-name="Table2.A2" table:number-rows-spanned="4" office:value-type="string">
            <text:p text:style-name="P56">10000</text:p>
          </table:table-cell>
          <table:table-cell table:style-name="Table2.A2" office:value-type="string">
            <text:p text:style-name="P34">Добавление</text:p>
          </table:table-cell>
          <table:table-cell table:style-name="Table2.A2" office:value-type="string">
            <text:p text:style-name="P59">1604</text:p>
          </table:table-cell>
          <table:table-cell table:style-name="Table2.D2" office:value-type="string">
            <text:p text:style-name="P59">6804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Удаление</text:p>
          </table:table-cell>
          <table:table-cell table:style-name="Table2.A2" office:value-type="string">
            <text:p text:style-name="P59">1420</text:p>
          </table:table-cell>
          <table:table-cell table:style-name="Table2.D2" office:value-type="string">
            <text:p text:style-name="P59">4920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линдром</text:p>
          </table:table-cell>
          <table:table-cell table:style-name="Table2.A2" office:value-type="string">
            <text:p text:style-name="P59">2621</text:p>
          </table:table-cell>
          <table:table-cell table:style-name="Table2.D2" office:value-type="string">
            <text:p text:style-name="P59">8920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4">Память (байт)</text:p>
          </table:table-cell>
          <table:table-cell table:style-name="Table2.A2" office:value-type="string">
            <text:p text:style-name="P57">10016</text:p>
          </table:table-cell>
          <table:table-cell table:style-name="Table2.D2" office:value-type="string">
            <text:p text:style-name="P57">160008</text:p>
          </table:table-cell>
        </table:table-row>
      </table:table>
      <text:p text:style-name="P63"/>
      <text:h text:style-name="P47" text:outline-level="1"><text:bookmark-start text:name="__RefHeading___Toc1426_3587368743"/>Ответы на контрольные вопросы<text:bookmark-end text:name="__RefHeading___Toc1426_3587368743"/></text:h>
      <text:p text:style-name="P25"><text:span text:style-name="T25">1. Что такое </text:span><text:span text:style-name="T26">стек? </text:span>Стек – структура данных, работающая по принципу «последний пришёл – первый вышел». <text:span text:style-name="T46">Т.е. </text:span><text:span text:style-name="T56">включение и исключение элементов возможно только с одной стороны — вершины стека.</text:span></text:p>
      <text:p text:style-name="P25"><text:span text:style-name="T48">2. Каким образом и сколько памяти выделяется под хранение </text:span><text:span text:style-name="T49">стека при различной его реализации</text:span><text:span text:style-name="T48">? </text:span>При реализации стека на <text:span text:style-name="T46">статическом</text:span> массиве <text:span text:style-name="T55">выделяется ста</text:span><text:span text:style-name="T57">ти</text:span><text:span text:style-name="T55">ческая память, </text:span>размер <text:span text:style-name="T55">постоянен и не зависит от количества элементов в стеке, но</text:span> зависит от установленного макс<text:span text:style-name="T46">имального</text:span> кол<text:span text:style-name="T46">ичест</text:span>ва элементов<text:span text:style-name="T46">.</text:span> При реализации стека на списке <text:span text:style-name="T46">разме</text:span><text:span text:style-name="T57">р</text:span><text:span text:style-name="T46"> не фиксирован </text:span><text:span text:style-name="T57">и новая память выделяется по мере необходимости </text:span>для каждого <text:span text:style-name="T57">нового </text:span>элемента, <text:span text:style-name="T57">а значит, что памяти выделится столько, сколько элементов в списке.</text:span></text:p>
      <text:p text:style-name="P25"><text:span text:style-name="T48">3. Как</text:span><text:span text:style-name="T49">им образом освобождается память при удалении элемента стека при различной реализации стека</text:span><text:span text:style-name="T48">? </text:span><text:span text:style-name="T29">При удалении элемента со стека на </text:span><text:span text:style-name="T33">статическом </text:span><text:span text:style-name="T30">м</text:span><text:span text:style-name="T29">ассиве длина </text:span><text:span text:style-name="T30">статического массива </text:span><text:span text:style-name="T29">уменьшается на 1, но сам </text:span><text:span text:style-name="T30">«удаляемый»</text:span><text:span text:style-name="T29"> элемент </text:span><text:span text:style-name="T30">остается на своем месте, в случае добавления нового элемента </text:span><text:span text:style-name="T29">он будет перезаписан, </text:span><text:span text:style-name="T32">т.е.</text:span><text:span text:style-name="T31"> память не освобождается</text:span><text:span text:style-name="T29">. При удалении элемента со стека на </text:span><text:span text:style-name="T30">с</text:span><text:span text:style-name="T29">писке </text:span><text:span text:style-name="T30">указатель стека меняется на указатель на следующ</text:span><text:span text:style-name="T32">ий узел</text:span><text:span text:style-name="T30"> списка, область памяти </text:span><text:span text:style-name="T32">узла</text:span><text:span text:style-name="T29"> списка </text:span><text:span text:style-name="T30">освобождается.</text:span></text:p>
      <text:list text:style-name="L1">
        <text:list-header>
          <text:p text:style-name="P66"><text:span text:style-name="T27">4. </text:span><text:span text:style-name="T26">Что происходит с элементами стека при его просмотре</text:span><text:span text:style-name="T27">? </text:span><text:span text:style-name="T32">Стек не предусматривает возможность просмотра элементов, поэтому просмотр элементов стека выполняется при </text:span><text:span text:style-name="T33">исключении</text:span><text:span text:style-name="T32"> их из стека, т. е. после просмотра стека он будет пуст.</text:span></text:p>
        </text:list-header>
      </text:list>
      <text:p text:style-name="P58"><text:span text:style-name="T28">5</text:span><text:span text:style-name="T27">. </text:span><text:span text:style-name="T28">Каким образом эффективнее реализовывать стек</text:span><text:span text:style-name="T27">? </text:span><text:span text:style-name="T28">От чего это зависит? </text:span><text:span text:style-name="T51">Р</text:span><text:span text:style-name="T50">еализация стека на массиве </text:span><text:span text:style-name="T51">быстрее</text:span><text:span text:style-name="T50"> </text:span><text:span text:style-name="T53">реализации стека на списке в несколько раз. Стек на статическом массиве ограничен по количеству элементов, а</text:span><text:span text:style-name="T52"> стек на списке нет, но при этом </text:span><text:span text:style-name="T53">стек на списке </text:span><text:span text:style-name="T52">затрачивает больше памяти </text:span><text:span text:style-name="T53">на единицу данных</text:span><text:span text:style-name="T52">, т. к. кажд</text:span><text:span text:style-name="T53">ый</text:span><text:span text:style-name="T52"> узел списка хранит </text:span><text:span text:style-name="T53">не только данные, но </text:span><text:span text:style-name="T52">и указатель на следующий узел. </text:span><text:span text:style-name="T53">Поэтому, если заранее </text:span><text:soft-page-break/><text:span text:style-name="T53">известно, что количество элементов не превысит некий лимит статического массива, то эффективнее будет использовать стек на статическом массиве, иначе лучше использовать стек на списке, оперирующий динамической пам</text:span><text:span text:style-name="T54">я</text:span><text:span text:style-name="T53">тью и ограниченный лишь оперативной памятью компьютера.</text:span></text:p>
      <text:h text:style-name="Heading_20_1" text:outline-level="1"><text:bookmark-start text:name="__RefHeading___Toc980_933670439"/>Вывод<text:bookmark-end text:name="__RefHeading___Toc980_933670439"/></text:h>
      <text:p text:style-name="P25"><text:tab/>В результате выполнения этой лабораторной работы, я узнал о <text:span text:style-name="T47">способах реалиации структуры стека на массиве и на списке</text:span>, улучшил свои навыки работы с<text:span text:style-name="T47">о списками</text:span> и контролем динамически выделенной памяти, <text:span text:style-name="T47">узнал о различных методах аллоцирования памяти и фрагментации памяти</text:span>.</text:p>
      <text:p text:style-name="P60"><text:tab/>Стек на статическом массиве в несколько раз быстрее стека на списке в опреациях добавления, удаления элементов из списка и проверки строки на палиндром. Так же можно заметить, что удаление элементов происходит быстрее чем их добавление на обеих реализациях стека. <text:span text:style-name="T58">В случае стека на статическом массиве объем занимаемой памяти не зависит от количества элементов (т. к. память выделена статически), а в случае стека на списке объем занимаемой памяти зависит от количества элементов стека. </text:span></text:p>
      <text:p text:style-name="P61"><text:tab/>При этом в массиве данные типа «char» хранятся последовательно и каждый такой элемент занимает ровно 1 байт, а в списке каждый элемент типа «char» занимает целых 8 байт из-за выравнивания структур узлов списка в памяти, к этому еще добавляется 8 байт для хранения указателя, итого 16 байт. Если рассматривать общий случай типа данных, занимающего N байт, то массив будет занимать N*MAX_LEN (MAX_LEN — максимальное количество элементов в статическом массиве), а список будет занимать:</text:p>
      <text:p text:style-name="P61">1. При N&lt;8: 16 байт <text:s/>на элемент;</text:p>
      <text:p text:style-name="P61">2. При N&gt;8: 2*N байт на элемент (из-за выравнивания по большему полю).</text:p>
      <text:p text:style-name="P62">Т. е. для получения экономии по памяти для стека на списке нужно, чтобы количество элементов было в два раза меньше предела массива для N&gt;8 и в <text:s/>MAX_LEN<text:span text:style-name="T59">*</text:span>N/16 раз меньше предела массива для N&lt;8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family-generic="roman" style:font-pitch="variable" fo:font-size="20pt" fo:font-weight="bold" style:font-name-asian="Microsoft YaHei" style:font-family-asian="'Microsoft YaHei'" style:font-family-generic-asian="system" style:font-pitch-asian="variable" style:font-size-asian="20pt" style:font-weight-asian="bold" style:font-name-complex="Lucida Sans1" style:font-family-complex="'Lucida Sans'" style:font-family-generic-complex="system" style:font-pitch-complex="variable" style:font-size-complex="20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20pt" fo:letter-spacing="0.0035in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td" style:family="paragraph" style:parent-style-name="Standard_20__28_user_29_" style:default-outline-level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page_20_number"><text:span text:style-name="MT1"><text:page-number text:select-page="current">13</text:page-number></text:span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30</meta:editing-cycles>
    <meta:print-date>2019-11-26T17:37:00</meta:print-date>
    <meta:creation-date>2018-12-20T06:53:00</meta:creation-date>
    <dc:date>2023-11-25T14:59:17.029777840</dc:date>
    <meta:editing-duration>P1DT12H25M48S</meta:editing-duration>
    <meta:generator>LibreOffice/7.5.6.2$Linux_X86_64 LibreOffice_project/50$Build-2</meta:generator>
    <meta:document-statistic meta:table-count="3" meta:image-count="1" meta:object-count="0" meta:page-count="13" meta:paragraph-count="283" meta:word-count="1691" meta:character-count="11915" meta:non-whitespace-character-count="103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